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Hiragino Sans"/>
    </style:style>
    <style:style style:name="ce2" style:family="table-cell" style:parent-style-name="Default">
      <style:text-properties style:font-name="Hiragino Sans"/>
    </style:style>
    <style:style style:name="gr1" style:family="graphic">
      <style:graphic-properties draw:stroke="none" svg:stroke-color="#000000" draw:fill="solid" draw:fill-color="#ffffff" fo:min-height="51.76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fff"/>
      <style:text-properties style:font-name="Hiragino Sans" style:font-name-asian="Hiragino Sans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.77mm" svg:height="51.76mm" svg:x="8.17mm" svg:y="83.36mm">
            <draw:text-box>
              <text:p><text:span text:style-name="T1">G(tau)</text:span><text:span text:style-name="T1">の値</text:span></text:p>
              <text:p><text:span text:style-name="T1"/></text:p>
              <text:p><text:span text:style-name="T1">ワイブル分布</text:span></text:p>
            </draw:text-box>
          </draw:frame>
          <draw:frame draw:z-index="1" draw:style-name="gr2" draw:text-style-name="P2" svg:width="159.99mm" svg:height="89.99mm" svg:x="126mm" svg:y="155.93mm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2" svg:width="159.99mm" svg:height="89.99mm" svg:x="113.89mm" svg:y="5.51mm">
            <draw:object draw:notify-on-update-of-ranges="Sheet1.E2:Sheet1.E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56579" calcext:value-type="float">
            <text:p>0.01856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565792364891" calcext:value-type="float">
            <text:p>0.01856579236489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25408" calcext:value-type="float">
            <text:p>0.07225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2254077726" calcext:value-type="float">
            <text:p>0.0722540777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564" calcext:value-type="float">
            <text:p>0.127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756403823102" calcext:value-type="float">
            <text:p>0.1275640382310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51393" calcext:value-type="float">
            <text:p>0.16513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513934375961" calcext:value-type="float">
            <text:p>0.1651393437596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422" calcext:value-type="float">
            <text:p>0.1744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442195186579" calcext:value-type="float">
            <text:p>0.1744219518657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60704" calcext:value-type="float">
            <text:p>0.15607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607041525348" calcext:value-type="float">
            <text:p>0.156070415253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01774" calcext:value-type="float">
            <text:p>0.12017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2017743929966" calcext:value-type="float">
            <text:p>0.1201774392996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17221" calcext:value-type="float">
            <text:p>0.080172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017220540318" calcext:value-type="float">
            <text:p>0.080172205403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45045" calcext:value-type="float">
            <text:p>0.046450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46450447096274" calcext:value-type="float">
            <text:p>0.04645044709627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37892" calcext:value-type="float">
            <text:p>0.023378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3378924539486" calcext:value-type="float">
            <text:p>0.02337892453948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21168" calcext:value-type="float">
            <text:p>0.010211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0211684476818" calcext:value-type="float">
            <text:p>0.01021168447681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64299" calcext:value-type="float">
            <text:p>0.0038642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642992095" calcext:value-type="float">
            <text:p>0.003864299209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264231" calcext:value-type="float">
            <text:p>0.0012642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12642305777757" calcext:value-type="float">
            <text:p>0.00126423057777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567299" calcext:value-type="float">
            <text:p>0.0003567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35672993442126" calcext:value-type="float">
            <text:p>0.000356729934421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2" draw:text-style-name="P2" svg:width="159.99mm" svg:height="89.99mm" svg:x="165.27mm" svg:y="15.94mm">
            <draw:object draw:notify-on-update-of-ranges="Sheet2.A1:Sheet2.A81 Sheet2.B1:Sheet2.B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59.99mm" svg:height="89.99mm" svg:x="113.89mm" svg:y="217.75mm">
            <draw:object draw:notify-on-update-of-ranges="Sheet2.D10:Sheet2.D80 Sheet2.E10:Sheet2.E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404705603" calcext:value-type="float">
            <text:p>73.63540470560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258519916" calcext:value-type="float">
            <text:p>19.14225851991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939126447" calcext:value-type="float">
            <text:p>9.7879391264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930167541811" calcext:value-type="float">
            <text:p>3.49301675418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898557733" calcext:value-type="float">
            <text:p>6.69148985577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2287827291" calcext:value-type="float">
            <text:p>5.377228782729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716049285" calcext:value-type="float">
            <text:p>4.76471604928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4467410714" calcext:value-type="float">
            <text:p>4.477446741071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819606969" calcext:value-type="float">
            <text:p>4.349481960696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802096402" calcext:value-type="float">
            <text:p>16.68020964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430278765" calcext:value-type="float">
            <text:p>4.29743027876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5794132978" calcext:value-type="float">
            <text:p>4.278579413297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5913483473" calcext:value-type="float">
            <text:p>4.272591348347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9367856068" calcext:value-type="float">
            <text:p>4.270936785606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5410271909" calcext:value-type="float">
            <text:p>4.270541027190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4593511451" calcext:value-type="float">
            <text:p>4.270459351145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4448477259" calcext:value-type="float">
            <text:p>4.270444847725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4426376427" calcext:value-type="float">
            <text:p>4.270442637642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4423493921" calcext:value-type="float">
            <text:p>4.270442349392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704423172984" calcext:value-type="float">
            <text:p>4.270442317298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70442314256" calcext:value-type="float">
            <text:p>4.27044231425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8145305701438" calcext:value-type="float">
            <text:p>2.814530570143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8.52915552352" calcext:value-type="float">
            <text:p>468.529155523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8923956090437" calcext:value-type="float">
            <text:p>1.892395609043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.15301841458" calcext:value-type="float">
            <text:p>422.153018414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3421345147095" calcext:value-type="float">
            <text:p>1.342134514709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0166812806135" calcext:value-type="float">
            <text:p>1.016681280613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.71763645488" calcext:value-type="float">
            <text:p>342.717636454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224574419171" calcext:value-type="float">
            <text:p>0.822457441917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79462459851" calcext:value-type="float">
            <text:p>308.794624598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603524055259" calcext:value-type="float">
            <text:p>0.7060352405525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3707410594444" calcext:value-type="float">
            <text:p>0.6370741059444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68958239318" calcext:value-type="float">
            <text:p>250.689582393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9760324906016" calcext:value-type="float">
            <text:p>0.5976032490601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.87572757158" calcext:value-type="float">
            <text:p>225.875727571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7630877232852" calcext:value-type="float">
            <text:p>0.5763087723285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6573839704286" calcext:value-type="float">
            <text:p>0.5657383970428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37330804025" calcext:value-type="float">
            <text:p>183.373308040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010351358" calcext:value-type="float">
            <text:p>0.561010351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22257915703" calcext:value-type="float">
            <text:p>165.222579157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913521985618" calcext:value-type="float">
            <text:p>0.5591352198561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848328508574" calcext:value-type="float">
            <text:p>0.5584832850857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13309711804" calcext:value-type="float">
            <text:p>134.133097118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5828609499071" calcext:value-type="float">
            <text:p>0.5582860949907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0.85628215475" calcext:value-type="float">
            <text:p>120.856282154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5823447849218" calcext:value-type="float">
            <text:p>0.5582344784921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5822283263462" calcext:value-type="float">
            <text:p>0.5582228326346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115085203829" calcext:value-type="float">
            <text:p>98.11508520382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582205755817" calcext:value-type="float">
            <text:p>0.558220575581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403419258977" calcext:value-type="float">
            <text:p>88.4034192589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5822020102339" calcext:value-type="float">
            <text:p>0.5582202010233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5822014796141" calcext:value-type="float">
            <text:p>0.5582201479614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.76878899682" calcext:value-type="float">
            <text:p>71.768788996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5822014156327" calcext:value-type="float">
            <text:p>0.5582201415632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64942503126" calcext:value-type="float">
            <text:p>64.66494250312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5822014090851" calcext:value-type="float">
            <text:p>0.5582201409085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582201408518" calcext:value-type="float">
            <text:p>0.558220140851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497116660192" calcext:value-type="float">
            <text:p>52.49711666019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5822014084765" calcext:value-type="float">
            <text:p>0.5582201408476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300826415807" calcext:value-type="float">
            <text:p>47.3008264158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82201408474" calcext:value-type="float">
            <text:p>0.558220140847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.400358932571" calcext:value-type="float">
            <text:p>38.40035893257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599399504764" calcext:value-type="float">
            <text:p>34.5993995047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088924877439" calcext:value-type="float">
            <text:p>28.08892487743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30861586998" calcext:value-type="float">
            <text:p>25.308615869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.546362656553" calcext:value-type="float">
            <text:p>20.54636265655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512634508759" calcext:value-type="float">
            <text:p>18.51263450875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680209640201" calcext:value-type="float">
            <text:p>16.6802096402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029162570535" calcext:value-type="float">
            <text:p>15.0291625705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41540091151" calcext:value-type="float">
            <text:p>13.54154009115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993465429734" calcext:value-type="float">
            <text:p>10.99346542973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9053059116732" calcext:value-type="float">
            <text:p>9.905305911673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414515171781" calcext:value-type="float">
            <text:p>8.041451517178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245489401013" calcext:value-type="float">
            <text:p>7.2454894010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8821254240933" calcext:value-type="float">
            <text:p>5.88212542409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998985723727" calcext:value-type="float">
            <text:p>5.29989857237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026311146505" calcext:value-type="float">
            <text:p>4.302631114650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8767463897623" calcext:value-type="float">
            <text:p>3.876746389762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930167541812" calcext:value-type="float">
            <text:p>3.49301675418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1472695962808" calcext:value-type="float">
            <text:p>3.14726959628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8357453195197" calcext:value-type="float">
            <text:p>2.835745319519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021508578659" calcext:value-type="float">
            <text:p>2.302150857865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0742784563917" calcext:value-type="float">
            <text:p>2.07427845639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83967137304" calcext:value-type="float">
            <text:p>1.68396713730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5172840399431" calcext:value-type="float">
            <text:p>1.51728403994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317808408735" calcext:value-type="float">
            <text:p>1.231780840873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098562253164" calcext:value-type="float">
            <text:p>1.10985622531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2" draw:text-style-name="P2" svg:width="159.99mm" svg:height="89.99mm" svg:x="211.08mm" svg:y="29.13mm">
            <draw:object draw:notify-on-update-of-ranges="Sheet3.A1:Sheet3.A51 Sheet3.B1:Sheet3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59.99mm" svg:height="89.99mm" svg:x="113.89mm" svg:y="217.75mm">
            <draw:object draw:notify-on-update-of-ranges="Sheet3.D10:Sheet3.D80 Sheet3.E10:Sheet3.E8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245136330768" calcext:value-type="float">
            <text:p>0.71245136330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171016562" calcext:value-type="float">
            <text:p>73.63517101656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9889072975" calcext:value-type="float">
            <text:p>0.9739889072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151245642" calcext:value-type="float">
            <text:p>19.14215124564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315355443514" calcext:value-type="float">
            <text:p>1.33153554435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8633581535" calcext:value-type="float">
            <text:p>9.787863358153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203356261358" calcext:value-type="float">
            <text:p>1.82033562613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249265813" calcext:value-type="float">
            <text:p>6.691424926581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85714082317" calcext:value-type="float">
            <text:p>2.48857140823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1669191519" calcext:value-type="float">
            <text:p>5.37716691915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0211237389" calcext:value-type="float">
            <text:p>3.402112373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6532737687" calcext:value-type="float">
            <text:p>4.764653273768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510079060225" calcext:value-type="float">
            <text:p>4.65100790602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3804948929" calcext:value-type="float">
            <text:p>4.477380494892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58363189378" calcext:value-type="float">
            <text:p>6.3583631893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101378521" calcext:value-type="float">
            <text:p>4.34941013785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924730414446" calcext:value-type="float">
            <text:p>8.69247304144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3506270707" calcext:value-type="float">
            <text:p>4.297350627070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83409316739" calcext:value-type="float">
            <text:p>11.8834093167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4890681602" calcext:value-type="float">
            <text:p>4.278489068160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245696161216" calcext:value-type="float">
            <text:p>16.2456961612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4864265331" calcext:value-type="float">
            <text:p>4.27248642653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20930679892" calcext:value-type="float">
            <text:p>22.209306798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8119619854" calcext:value-type="float">
            <text:p>4.270811961985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.362034516573" calcext:value-type="float">
            <text:p>30.3620345165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3890062255" calcext:value-type="float">
            <text:p>4.270389006225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507409279519" calcext:value-type="float">
            <text:p>41.5074092795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2701522216" calcext:value-type="float">
            <text:p>4.270270152221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.743859265419" calcext:value-type="float">
            <text:p>56.7438592654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2048246233" calcext:value-type="float">
            <text:p>4.270204824623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.572902316196" calcext:value-type="float">
            <text:p>77.57290231619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133135061" calcext:value-type="float">
            <text:p>4.2701331350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.0469980606" calcext:value-type="float">
            <text:p>106.04699806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0378653599" calcext:value-type="float">
            <text:p>4.270037865359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.97157137786" calcext:value-type="float">
            <text:p>144.971571377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69907991332" calcext:value-type="float">
            <text:p>4.26990799133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8.18100248409" calcext:value-type="float">
            <text:p>198.181002484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697304946412" calcext:value-type="float">
            <text:p>4.269730494641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.91556687206" calcext:value-type="float">
            <text:p>270.915566872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2694878673226" calcext:value-type="float">
            <text:p>4.269487867322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0.33606657502" calcext:value-type="float">
            <text:p>370.336066575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2691562172106" calcext:value-type="float">
            <text:p>4.26915621721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6.22610705775" calcext:value-type="float">
            <text:p>506.226107057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2687029026171" calcext:value-type="float">
            <text:p>4.268702902617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1.94979917356" calcext:value-type="float">
            <text:p>691.949799173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268083332921" calcext:value-type="float">
            <text:p>4.26808333292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5.75659046867" calcext:value-type="float">
            <text:p>945.756590468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2672366108984" calcext:value-type="float">
            <text:p>4.267236610898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92.5568110255" calcext:value-type="float">
            <text:p>1292.55681102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.2660796007271" calcext:value-type="float">
            <text:p>4.266079600727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66.3335656041" calcext:value-type="float">
            <text:p>1766.33356560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.2644988652326" calcext:value-type="float">
            <text:p>4.264498865232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3.4112301417" calcext:value-type="float">
            <text:p>2413.41123014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2623397305838" calcext:value-type="float">
            <text:p>4.262339730583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96.8702005174" calcext:value-type="float">
            <text:p>3296.87020051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.25939149904" calcext:value-type="float">
            <text:p>4.2593914990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02.482637609" calcext:value-type="float">
            <text:p>4502.4826376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2553675349788" calcext:value-type="float">
            <text:p>4.255367534978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6.6423369723" calcext:value-type="float">
            <text:p>6146.64233697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10784408358" calcext:value-type="float">
            <text:p>0.56110784408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07.3104385342" calcext:value-type="float">
            <text:p>1107.31043853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8954333669194" calcext:value-type="float">
            <text:p>0.3895433366919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7.37814692665" calcext:value-type="float">
            <text:p>997.378146926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0340790689505" calcext:value-type="float">
            <text:p>0.3034079068950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8.35982640601" calcext:value-type="float">
            <text:p>898.359826406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6371730794685" calcext:value-type="float">
            <text:p>0.2637173079468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9.17194224286" calcext:value-type="float">
            <text:p>809.171942242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5307493797172" calcext:value-type="float">
            <text:p>0.2530749379717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8.83853340354" calcext:value-type="float">
            <text:p>728.838533403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26465540305744" calcext:value-type="float">
            <text:p>0.2646554030574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6.48053255147" calcext:value-type="float">
            <text:p>656.480532551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9610310742309" calcext:value-type="float">
            <text:p>0.2961031074230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1.30614634746" calcext:value-type="float">
            <text:p>591.3061463474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4518171239353" calcext:value-type="float">
            <text:p>0.3451817123935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2.60219079465" calcext:value-type="float">
            <text:p>532.6021907946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0542800146075" calcext:value-type="float">
            <text:p>0.4054280014607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9.72628681851" calcext:value-type="float">
            <text:p>479.726286818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6450616782025" calcext:value-type="float">
            <text:p>0.4645061678202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2.099830681" calcext:value-type="float">
            <text:p>432.099830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0983516669015" calcext:value-type="float">
            <text:p>0.5098351666901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9.20166230482" calcext:value-type="float">
            <text:p>389.201662304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3695268399198" calcext:value-type="float">
            <text:p>0.5369526839919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0.56236221904" calcext:value-type="float">
            <text:p>350.562362219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4986640757146" calcext:value-type="float">
            <text:p>0.5498664075714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5.75911471551" calcext:value-type="float">
            <text:p>315.759114715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490603611581" calcext:value-type="float">
            <text:p>0.5549060361158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4.41108100167" calcext:value-type="float">
            <text:p>284.411081001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655433590294" calcext:value-type="float">
            <text:p>0.5565543359029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6.17523171542" calcext:value-type="float">
            <text:p>256.175231715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701160621107" calcext:value-type="float">
            <text:p>0.5570116062110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.74259319559" calcext:value-type="float">
            <text:p>230.7425931955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711969739797" calcext:value-type="float">
            <text:p>0.5571196973979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7.83486642852" calcext:value-type="float">
            <text:p>207.8348664285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714150459144" calcext:value-type="float">
            <text:p>0.5571415045914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7.20138167062" calcext:value-type="float">
            <text:p>187.2013816706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71452828682" calcext:value-type="float">
            <text:p>0.557145282868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8.61635541965" calcext:value-type="float">
            <text:p>168.616355419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714587199823" calcext:value-type="float">
            <text:p>0.5571458719982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1.87641971671" calcext:value-type="float">
            <text:p>151.87641971671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21:47:11.693453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6:06:35.276713181</meta:creation-date>
    <dc:date>2020-05-25T22:12:57.104773547</dc:date>
    <meta:editing-duration>P1DT5H36M43S</meta:editing-duration>
    <meta:editing-cycles>6</meta:editing-cycles>
    <meta:generator>LibreOffice/6.2.8.2$MacOSX_X86_64 LibreOffice_project/f82ddfca21ebc1e222a662a32b25c0c9d20169ee</meta:generator>
    <meta:document-statistic meta:table-count="3" meta:cell-count="58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1.A1:Sheet1.B15" svg:x="0.32cm" svg:y="0.18cm" svg:width="12.46cm" svg:height="8.64cm">
          <chartooo:coordinate-region svg:x="1.26cm" svg:y="0.379cm" svg:width="11.321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5</svg:desc>
                </draw:g>
              </table:table-cell>
              <table:table-cell office:value-type="float" office:value="0">
                <text:p>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56579">
                <text:p>0.01856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225408">
                <text:p>0.07225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7564">
                <text:p>0.127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51393">
                <text:p>0.1651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74422">
                <text:p>0.174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60704">
                <text:p>0.156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201774">
                <text:p>0.1201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017221">
                <text:p>0.08017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45045">
                <text:p>0.0464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37892">
                <text:p>0.02337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021168">
                <text:p>0.010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3864299">
                <text:p>0.003864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1264231">
                <text:p>0.001264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3567299">
                <text:p>0.0003567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A1:Sheet2.B81" svg:x="0.32cm" svg:y="0.18cm" svg:width="12.46cm" svg:height="8.64cm">
          <chartooo:coordinate-region svg:x="1.162cm" svg:y="0.379cm" svg:width="11.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81" chart:class="chart:scatter">
            <chart:domain table:cell-range-address="Sheet2.A1:Sheet2.A81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81</svg:desc>
                </draw:g>
              </table:table-cell>
              <table:table-cell office:value-type="float" office:value="1">
                <text:p>1</text:p>
                <draw:g>
                  <svg:desc>Sheet2.B1:Sheet2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930167541811">
                <text:p>3.4930167541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6802096402">
                <text:p>16.6802096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8.52915552352">
                <text:p>468.52915552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2.15301841458">
                <text:p>422.15301841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2.71763645488">
                <text:p>342.71763645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79462459851">
                <text:p>308.79462459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68958239318">
                <text:p>250.68958239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5.87572757158">
                <text:p>225.87572757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37330804025">
                <text:p>183.37330804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22257915703">
                <text:p>165.22257915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13309711804">
                <text:p>134.13309711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0.85628215475">
                <text:p>120.85628215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115085203829">
                <text:p>98.115085203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403419258977">
                <text:p>88.403419258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1.76878899682">
                <text:p>71.76878899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64942503126">
                <text:p>64.664942503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497116660192">
                <text:p>52.497116660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300826415807">
                <text:p>47.300826415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8.400358932571">
                <text:p>38.400358932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.599399504764">
                <text:p>34.599399504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088924877439">
                <text:p>28.088924877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30861586998">
                <text:p>25.30861586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.546362656553">
                <text:p>20.546362656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512634508759">
                <text:p>18.512634508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.680209640201">
                <text:p>16.680209640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.029162570535">
                <text:p>15.029162570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541540091151">
                <text:p>13.541540091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.993465429734">
                <text:p>10.993465429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.9053059116732">
                <text:p>9.9053059116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414515171781">
                <text:p>8.0414515171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245489401013">
                <text:p>7.245489401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.8821254240933">
                <text:p>5.8821254240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2998985723727">
                <text:p>5.2998985723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.3026311146505">
                <text:p>4.3026311146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8767463897623">
                <text:p>3.8767463897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4930167541812">
                <text:p>3.4930167541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1472695962808">
                <text:p>3.1472695962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8357453195197">
                <text:p>2.8357453195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3021508578659">
                <text:p>2.3021508578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0742784563917">
                <text:p>2.0742784563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683967137304">
                <text:p>1.683967137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5172840399431">
                <text:p>1.5172840399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2317808408735">
                <text:p>1.2317808408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1098562253164">
                <text:p>1.1098562253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D10:Sheet2.E80" svg:x="0.32cm" svg:y="0.18cm" svg:width="12.46cm" svg:height="8.64cm">
          <chartooo:coordinate-region svg:x="1.063cm" svg:y="0.378cm" svg:width="11.51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10:Sheet2.E80" chart:class="chart:scatter">
            <chart:domain table:cell-range-address="Sheet2.D10:Sheet2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D10:Sheet2.D80</svg:desc>
                </draw:g>
              </table:table-cell>
              <table:table-cell office:value-type="float" office:value="4.297430278765">
                <text:p>4.297430278765</text:p>
                <draw:g>
                  <svg:desc>Sheet2.E10:Sheet2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5794132978">
                <text:p>4.2785794132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5913483473">
                <text:p>4.272591348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9367856068">
                <text:p>4.2709367856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5410271909">
                <text:p>4.2705410271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4593511451">
                <text:p>4.2704593511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4448477259">
                <text:p>4.2704448477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4426376427">
                <text:p>4.2704426376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4423493921">
                <text:p>4.2704423493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704423172984">
                <text:p>4.2704423172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70442314256">
                <text:p>4.270442314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.8145305701438">
                <text:p>2.8145305701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8923956090437">
                <text:p>1.892395609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3421345147095">
                <text:p>1.3421345147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0166812806135">
                <text:p>1.0166812806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8224574419171">
                <text:p>0.8224574419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70603524055259">
                <text:p>0.70603524055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63707410594444">
                <text:p>0.6370741059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.59760324906016">
                <text:p>0.59760324906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57630877232852">
                <text:p>0.57630877232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56573839704286">
                <text:p>0.5657383970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010351358">
                <text:p>0.561010351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55913521985618">
                <text:p>0.55913521985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55848328508574">
                <text:p>0.55848328508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55828609499071">
                <text:p>0.55828609499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55823447849218">
                <text:p>0.55823447849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55822283263462">
                <text:p>0.55822283263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5582205755817">
                <text:p>0.5582205755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55822020102339">
                <text:p>0.55822020102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55822014796141">
                <text:p>0.55822014796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55822014156327">
                <text:p>0.55822014156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5822014090851">
                <text:p>0.55822014090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582201408518">
                <text:p>0.5582201408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5822014084765">
                <text:p>0.55822014084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82201408474">
                <text:p>0.5582201408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0.55822014084738">
                <text:p>0.558220140847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A1:Sheet3.B51" svg:x="0.32cm" svg:y="0.18cm" svg:width="12.46cm" svg:height="8.64cm">
          <chartooo:coordinate-region svg:x="1.359cm" svg:y="0.378cm" svg:width="11.2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51" chart:class="chart:scatter">
            <chart:domain table:cell-range-address="Sheet3.A1:Sheet3.A51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:Sheet3.A51</svg:desc>
                </draw:g>
              </table:table-cell>
              <table:table-cell office:value-type="float" office:value="0">
                <text:p>0</text:p>
                <draw:g>
                  <svg:desc>Sheet3.B1:Sheet3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245136330768">
                <text:p>0.71245136330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739889072975">
                <text:p>0.9739889072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3315355443514">
                <text:p>1.331535544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203356261358">
                <text:p>1.8203356261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4885714082317">
                <text:p>2.488571408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40211237389">
                <text:p>3.40211237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6510079060225">
                <text:p>4.651007906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358363189378">
                <text:p>6.358363189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6924730414446">
                <text:p>8.6924730414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883409316739">
                <text:p>11.883409316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245696161216">
                <text:p>16.245696161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.20930679892">
                <text:p>22.2093067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0.362034516573">
                <text:p>30.362034516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1.507409279519">
                <text:p>41.507409279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6.743859265419">
                <text:p>56.743859265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7.572902316196">
                <text:p>77.572902316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6.0469980606">
                <text:p>106.046998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.97157137786">
                <text:p>144.97157137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8.18100248409">
                <text:p>198.18100248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70.91556687206">
                <text:p>270.91556687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0.33606657502">
                <text:p>370.33606657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6.22610705775">
                <text:p>506.22610705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91.94979917356">
                <text:p>691.94979917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45.75659046867">
                <text:p>945.75659046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2.5568110255">
                <text:p>1292.5568110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66.3335656041">
                <text:p>1766.3335656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13.4112301417">
                <text:p>2413.4112301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296.8702005174">
                <text:p>3296.8702005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502.482637609">
                <text:p>4502.482637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146.6423369723">
                <text:p>6146.6423369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07.3104385342">
                <text:p>1107.3104385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7.37814692665">
                <text:p>997.37814692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98.35982640601">
                <text:p>898.35982640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09.17194224286">
                <text:p>809.1719422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28.83853340354">
                <text:p>728.83853340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56.48053255147">
                <text:p>656.48053255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91.30614634746">
                <text:p>591.306146347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32.60219079465">
                <text:p>532.60219079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79.72628681851">
                <text:p>479.72628681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32.099830681">
                <text:p>432.0998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89.20166230482">
                <text:p>389.20166230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50.56236221904">
                <text:p>350.56236221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5.75911471551">
                <text:p>315.75911471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4.41108100167">
                <text:p>284.41108100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6.17523171542">
                <text:p>256.17523171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30.74259319559">
                <text:p>230.74259319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07.83486642852">
                <text:p>207.83486642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7.20138167062">
                <text:p>187.201381670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68.61635541965">
                <text:p>168.61635541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1.87641971671">
                <text:p>151.876419716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D10:Sheet3.E80" svg:x="0.32cm" svg:y="0.18cm" svg:width="12.46cm" svg:height="8.64cm">
          <chartooo:coordinate-region svg:x="1.063cm" svg:y="0.378cm" svg:width="11.51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10:Sheet3.E80" chart:class="chart:scatter">
            <chart:domain table:cell-range-address="Sheet3.D10:Sheet3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D10:Sheet3.D80</svg:desc>
                </draw:g>
              </table:table-cell>
              <table:table-cell office:value-type="float" office:value="4.2973506270707">
                <text:p>4.2973506270707</text:p>
                <draw:g>
                  <svg:desc>Sheet3.E10:Sheet3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4890681602">
                <text:p>4.278489068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4864265331">
                <text:p>4.2724864265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8119619854">
                <text:p>4.2708119619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3890062255">
                <text:p>4.2703890062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2701522216">
                <text:p>4.2702701522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2048246233">
                <text:p>4.2702048246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133135061">
                <text:p>4.27013313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0378653599">
                <text:p>4.270037865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69907991332">
                <text:p>4.269907991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697304946412">
                <text:p>4.2697304946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4.2694878673226">
                <text:p>4.2694878673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4.2691562172106">
                <text:p>4.2691562172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4.2687029026171">
                <text:p>4.2687029026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.268083332921">
                <text:p>4.26808333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4.2672366108984">
                <text:p>4.2672366108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4.2660796007271">
                <text:p>4.2660796007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4.2644988652326">
                <text:p>4.2644988652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.2623397305838">
                <text:p>4.2623397305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.25939149904">
                <text:p>4.25939149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2553675349788">
                <text:p>4.2553675349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10784408358">
                <text:p>0.56110784408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38954333669194">
                <text:p>0.38954333669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30340790689505">
                <text:p>0.30340790689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26371730794685">
                <text:p>0.26371730794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25307493797172">
                <text:p>0.25307493797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26465540305744">
                <text:p>0.26465540305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29610310742309">
                <text:p>0.29610310742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34518171239353">
                <text:p>0.34518171239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40542800146075">
                <text:p>0.40542800146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46450616782025">
                <text:p>0.4645061678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0983516669015">
                <text:p>0.50983516669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3695268399198">
                <text:p>0.53695268399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4986640757146">
                <text:p>0.5498664075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490603611581">
                <text:p>0.55490603611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655433590294">
                <text:p>0.55655433590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701160621107">
                <text:p>0.55701160621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711969739797">
                <text:p>0.55711969739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714150459144">
                <text:p>0.55714150459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71452828682">
                <text:p>0.5571452828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714587199823">
                <text:p>0.557145871998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E2:Sheet1.E15" svg:x="0.32cm" svg:y="0.18cm" svg:width="15.36cm" svg:height="8.64cm">
          <chartooo:coordinate-region svg:x="1.359cm" svg:y="0.359cm" svg:width="14.321cm" svg:height="7.8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565792364891">
                <text:p>0.018565792364891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254077726">
                <text:p>0.07225407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756403823102">
                <text:p>0.12756403823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513934375961">
                <text:p>0.16513934375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442195186579">
                <text:p>0.17442195186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07041525348">
                <text:p>0.15607041525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017743929966">
                <text:p>0.12017743929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17220540318">
                <text:p>0.08017220540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6450447096274">
                <text:p>0.046450447096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378924539486">
                <text:p>0.023378924539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211684476818">
                <text:p>0.010211684476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642992095">
                <text:p>0.0038642992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642305777757">
                <text:p>0.0012642305777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5672993442126">
                <text:p>0.00035672993442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